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itstream Vera Sans Mono" svg:font-family="'Bitstream Vera Sans Mono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2" style:family="paragraph" style:parent-style-name="Normal">
      <style:paragraph-properties fo:break-before="page"/>
    </style:style>
    <style:style style:name="P3" style:family="paragraph" style:parent-style-name="Predeterminado_7e_LT_7e_Titel">
      <style:paragraph-properties fo:text-align="start" style:justify-single-word="false"/>
      <style:text-properties fo:font-size="18pt" fo:font-weight="normal" officeooo:rsid="000cb3a7" officeooo:paragraph-rsid="0003c858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cb3a7" officeooo:paragraph-rsid="0003c858" style:font-weight-asian="normal" style:font-weight-complex="normal"/>
    </style:style>
    <style:style style:name="P5" style:family="paragraph" style:parent-style-name="Standard" style:master-page-name="MP0">
      <style:paragraph-properties fo:text-align="center" style:justify-single-word="false" style:page-number="auto" fo:break-before="page"/>
      <style:text-properties fo:font-weight="bold" officeooo:rsid="000cb3a7" officeooo:paragraph-rsid="0003c85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cb3a7" officeooo:paragraph-rsid="0003c858" style:font-weight-asian="bold" style:font-weight-complex="bold"/>
    </style:style>
    <style:style style:name="T1" style:family="text">
      <style:text-properties style:font-name="Bitstream Vera Sans Mono"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ython Ayudita</text:p>
      <text:p text:style-name="P6"/>
      <text:p text:style-name="P4"/>
      <text:p text:style-name="P3"><text:span text:style-name="T1">Estructuras de datos en </text:span>Python</text:p>
      <text:p text:style-name="P4"/>
      <text:p text:style-name="P4">Listas</text:p>
      <text:p text:style-name="P4"/>
      <text:p text:style-name="P4">nombre_lista: list[tipo_dato] = [d1, d2, d3, d4]</text:p>
      <text:p text:style-name="P4">nombre_lista.append(dato)</text:p>
      <text:p text:style-name="P4">del nombre_lista[indice]</text:p>
      <text:p text:style-name="P4"/>
      <text:p text:style-name="P4">Pilas</text:p>
      <text:p text:style-name="P4"/>
      <text:p text:style-name="P4">nombre_stack: list[tipo_dato] = [d1, d2, d3, d4]</text:p>
      <text:p text:style-name="P4">nombre_stack.append(dato)</text:p>
      <text:p text:style-name="P4">nombre_stack.pop()</text:p>
      <text:p text:style-name="Normal"/>
      <text:p text:style-name="Normal">Nombre_tupla: tuple[tipo_dato] = ( “L”, “M”, “N” )</text:p>
      <text:p text:style-name="Normal">Nombre_tupla: tuple[tipo_dato] = <text:s/>(10, )</text:p>
      <text:p text:style-name="Normal"/>
      <text:p text:style-name="P2"/>
      <text:p text:style-name="Normal">Nombre_tupla[índice]</text:p>
      <text:p text:style-name="Normal"/>
      <text:p text:style-name="Normal">T1: tuple[int] = (1, 2, 3, 4)</text:p>
      <text:p text:style-name="Normal">T2: tuple[str] = (“uno”, “dos”, “tres”)</text:p>
      <text:p text:style-name="Normal">T3:tuple[int | str] = t1 + t2 </text:p>
      <text:p text:style-name="Normal"/>
      <text:p text:style-name="Normal">Multiplicat tupla</text:p>
      <text:p text:style-name="Normal"/>
      <text:p text:style-name="Normal">Ten: tuple[int] = (10, )</text:p>
      <text:p text:style-name="Normal">Ten * 10</text:p>
      <text:p text:style-name="Normal"/>
      <text:p text:style-name="Normal">Namedtuples</text:p>
      <text:p text:style-name="Normal"/>
      <text:p text:style-name="Normal">From collections import namedtuple</text:p>
      <text:p text:style-name="Normal"/>
      <text:p text:style-name="Normal">Point = namedtuple(“Point”, [“x”, “y”])</text:p>
      <text:p text:style-name="Normal"/>
      <text:p text:style-name="Normal">P1 = Point(3, 4)</text:p>
      <text:p text:style-name="Normal">P2=Point(7, 9)</text:p>
      <text:p text:style-name="Normal"/>
      <text:p text:style-name="Normal">Acceder </text:p>
      <text:p text:style-name="Normal"/>
      <text:p text:style-name="Normal">P1.x </text:p>
      <text:p text:style-name="Normal"/>
      <text:p text:style-name="P2"/>
      <text:p text:style-name="Normal">Diccionarios</text:p>
      <text:p text:style-name="Normal"/>
      <text:p text:style-name="Normal">Nombre_diccionario: dict [tipo_dato] = { “Alice”: 9.75, “Bob”: 8.5}</text:p>
      <text:p text:style-name="Normal"/>
      <text:p text:style-name="Normal">Nombre:diccionario[“Mary”] = 7.0</text:p>
      <text:p text:style-name="Normal"/>
      <text:p text:style-name="Normal">Del nombre_diccionario[“Mary”]</text:p>
      <text:p text:style-name="P1"/>
      <text:p text:style-name="P1">Ejemplo = Nombre_diccionario.keys()</text:p>
      <text:p text:style-name="P1">Ejemplo2 = Nombre_diccionario.values()</text:p>
      <text:p text:style-name="P1"/>
      <text:p text:style-name="P1">También se pueden crear dict con el constructor dict si las keys son string</text:p>
      <text:p text:style-name="P1"/>
      <text:p text:style-name="Normal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itstream Vera Sans Mono" svg:font-family="'Bitstream Vera Sans Mono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71cm" svg:stroke-color="#000000" draw:stroke-linejoin="miter" svg:stroke-linecap="butt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Georgia" fo:font-size="12pt" fo:letter-spacing="normal" fo:language="es" fo:country="ES" fo:font-style="normal" style:text-underline-style="none" fo:font-weight="normal" style:letter-kerning="false" style:font-name-asian="Georg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Georgia" fo:font-size="12pt" fo:letter-spacing="normal" fo:language="es" fo:country="ES" fo:font-style="normal" style:text-underline-style="none" fo:font-weight="normal" style:letter-kerning="false" fo:background-color="transparent" style:font-name-asian="Georgia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text-align="center" style:justify-single-word="false" fo:hyphenation-ladder-count="no-limit"/>
      <style:text-properties fo:color="#476166" loext:opacity="100%" style:font-name="Century Gothic" fo:font-family="'Century Gothic'" style:font-family-generic="swiss" style:font-pitch="variable" fo:font-size="26pt" fo:font-weight="bold" style:font-size-asian="26pt" style:font-weight-asian="bold" style:font-size-complex="2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text-align="center" style:justify-single-word="false" fo:hyphenation-ladder-count="no-limit"/>
      <style:text-properties fo:font-size="24pt" fo:font-weight="bold" style:font-size-asian="24pt" style:font-weight-asian="bold" style:font-size-complex="24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_20_2" style:next-style-name="Normal" style:default-outline-level="3" style:class="text">
      <style:paragraph-properties fo:margin-top="0cm" fo:margin-bottom="0.423cm" style:contextual-spacing="false" fo:hyphenation-ladder-count="no-limit"/>
      <style:text-properties fo:font-size="18pt" fo:font-weight="normal" style:font-size-asian="18pt" style:font-weight-asian="normal" style:font-size-complex="18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Normal" style:default-outline-level="4" style:class="text">
      <style:paragraph-properties fo:text-align="center" style:justify-single-word="false" fo:hyphenation-ladder-count="no-limit"/>
      <style:text-properties fo:color="#476166" loext:opacity="100%" style:font-name="Century Gothic" fo:font-family="'Century Gothic'" style:font-family-generic="swiss" style:font-pitch="variabl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423cm" fo:margin-bottom="0cm" style:contextual-spacing="false" fo:hyphenation-ladder-count="no-limit"/>
      <style:text-properties fo:color="#476166" loext:opacity="100%" style:font-name="Century Gothic" fo:font-family="'Century Gothic'" style:font-family-generic="swiss" style:font-pitch="variable"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limitador_20_gráfico" style:display-name="Delimitador gráfico" style:family="paragraph" style:parent-style-name="Normal">
      <style:paragraph-properties fo:hyphenation-ladder-count="no-limit"/>
      <style:text-properties fo:font-size="5pt" style:font-size-asian="5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Normal" style:class="extra">
      <style:paragraph-properties fo:hyphenation-ladder-count="no-limit"/>
      <style:text-properties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Quotations" style:family="paragraph" style:parent-style-name="Normal" style:next-style-name="Normal" style:class="html">
      <style:paragraph-properties fo:margin-top="0cm" fo:margin-bottom="0.212cm" style:contextual-spacing="false" fo:line-height="95%" fo:hyphenation-ladder-count="no-limit"/>
      <style:text-properties fo:color="#476166" loext:opacity="100%" fo:font-size="48pt" style:font-size-asian="48pt" style:font-size-complex="48pt" fo:hyphenate="false" loext:hyphenation-no-caps="false" loext:hyphenation-no-last-word="false" loext:hyphenation-word-char-count="no-limit" loext:hyphenation-zone="no-limit"/>
    </style:style>
    <style:style style:name="Predeterminado_7e_LT_7e_Titel" style:display-name="Predeterminado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erif" style:font-family-complex="'Liberation Serif'" style:font-family-generic-complex="system" style:font-pitch-complex="variable" style:font-size-complex="12pt" style:text-emphasize="none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26pt" fo:font-weight="bold" style:font-size-asian="26pt" style:font-weight-asian="bold" style:font-size-complex="26pt"/>
    </style:style>
    <style:style style:name="Título_20_2_20_Car" style:display-name="Título 2 Car" style:family="text" style:parent-style-name="Fuente_20_de_20_párrafo_20_predeter.">
      <style:text-properties fo:font-size="24pt" fo:font-weight="bold" style:font-size-asian="24pt" style:font-weight-asian="bold" style:font-size-complex="24pt"/>
    </style:style>
    <style:style style:name="Título_20_3_20_Car" style:display-name="Título 3 Car" style:family="text" style:parent-style-name="Fuente_20_de_20_párrafo_20_predeter.">
      <style:text-properties fo:font-size="18pt" style:font-size-asian="18pt" style:font-size-complex="18pt"/>
    </style:style>
    <style:style style:name="Título_20_4_20_Car" style:display-name="Título 4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14pt" fo:font-weight="bold" style:font-size-asian="14pt" style:font-weight-asian="bold" style:font-size-complex="14pt"/>
    </style:style>
    <style:style style:name="Título_20_5_20_Car" style:display-name="Título 5 Car" style:family="text" style:parent-style-name="Fuente_20_de_20_párrafo_20_predeter.">
      <style:text-properties fo:color="#476166" loext:opacity="100%" style:font-name="Century Gothic" fo:font-family="'Century Gothic'" style:font-family-generic="swiss" style:font-pitch="variable" fo:font-size="14pt" fo:font-weight="bold" style:font-size-asian="14pt" style:font-weight-asian="bold" style:font-size-complex="14pt"/>
    </style:style>
    <style:style style:name="Cita_20_Car" style:display-name="Cita Car" style:family="text" style:parent-style-name="Fuente_20_de_20_párrafo_20_predeter.">
      <style:text-properties fo:color="#476166" loext:opacity="100%" fo:font-size="48pt" style:font-size-asian="48pt" style:font-size-complex="48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title/>
    <dc:description/>
    <dc:subject/>
    <meta:initial-creator>Brian Gomez</meta:initial-creator>
    <meta:creation-date>2023-09-27T11:50:00Z</meta:creation-date>
    <dc:date>2023-09-27T13:43:18.564000000</dc:date>
    <meta:editing-cycles>4</meta:editing-cycles>
    <meta:editing-duration>PT3M45S</meta:editing-duration>
    <meta:document-statistic meta:table-count="0" meta:image-count="0" meta:object-count="0" meta:page-count="3" meta:paragraph-count="34" meta:word-count="125" meta:character-count="917" meta:non-whitespace-character-count="820"/>
    <meta:user-defined meta:name="ContentTypeId">0x0101006FD6939602A2874CA5F31CC44C0D6D45</meta:user-defined>
    <meta:template xlink:type="simple" xlink:actuate="onRequest" xlink:title="" xlink:href="Normal.dotm"/>
  </office:meta>
</office:document-meta>
</file>